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99"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text-properties fo:color="#000099" fo:font-size="16pt" style:text-underline-style="none" fo:font-weight="normal" style:font-size-asian="16pt" style:font-weight-asian="normal" style:font-size-complex="16pt" style:font-weight-complex="normal"/>
    </style:style>
    <style:style style:name="P4" style:family="paragraph" style:parent-style-name="Standard">
      <style:text-properties fo:color="#000099"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99" fo:font-size="20pt" style:text-underline-style="solid" style:text-underline-width="auto" style:text-underline-color="font-color" style:font-size-asian="20pt" style:font-size-complex="20pt"/>
    </style:style>
    <style:style style:name="P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7" style:family="paragraph" style:parent-style-name="Standard">
      <style:text-properties fo:color="#000000" fo:font-size="12pt" style:text-underline-style="none" fo:font-weight="normal" fo:background-color="transparent" style:font-size-asian="12pt" style:font-weight-asian="normal" style:font-size-complex="12pt" style:font-weight-complex="normal"/>
    </style:style>
    <style:style style:name="P8" style:family="paragraph" style:parent-style-name="Standard" style:list-style-name="L1">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list-style-name="L2">
      <style:text-properties fo:color="#000099" fo:font-size="16pt" style:text-underline-style="solid" style:text-underline-width="auto" style:text-underline-color="font-color" fo:font-weight="normal" style:font-size-asian="16pt" style:font-weight-asian="normal" style:font-size-complex="16pt" style:font-weight-complex="normal"/>
    </style:style>
    <style:style style:name="P10" style:family="paragraph" style:parent-style-name="Standard" style:list-style-name="L2">
      <style:text-properties fo:color="#000099" fo:font-size="16pt" style:text-underline-style="none" fo:font-weight="normal" style:font-size-asian="16pt" style:font-weight-asian="normal" style:font-size-complex="16pt" style:font-weight-complex="normal"/>
    </style:style>
    <style:style style:name="P11" style:family="paragraph" style:parent-style-name="Standard">
      <style:text-properties fo:color="#000099"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Standard" style:list-style-name="L2">
      <style:text-properties fo:color="#000099"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list-style-name="L3">
      <style:text-properties fo:color="#000099"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list-style-name="L2">
      <style:text-properties fo:color="#000099"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7" style:family="paragraph" style:parent-style-name="Standard">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color="#000000"/>
    </style:style>
    <style:style style:name="T2"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3" style:family="text">
      <style:text-properties fo:color="#000000" fo:font-size="12pt" style:font-size-asian="12pt" style:font-size-complex="12pt"/>
    </style:style>
    <style:style style:name="T4" style:family="text">
      <style:text-properties fo:font-size="12pt" style:font-size-asian="12pt" style:font-size-complex="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ournal de bord</text:p>
      <text:p text:style-name="Standard"/>
      <text:p text:style-name="Standard"/>
      <text:p text:style-name="Standard"/>
      <text:list xml:id="list1998661303339601555" text:style-name="L1">
        <text:list-item>
          <text:p text:style-name="P8">Fonctionnement</text:p>
        </text:list-item>
      </text:list>
      <text:p text:style-name="P1"/>
      <text:p text:style-name="P7">Le fonctionnement de l'application est assez simple à découvrir. Il y a juste un point qui mérite je pense explication. J'ai simulé le fait que le nombre de docks passe de rempli à 0, pour trois stations, ce qui déclenche une notification (scénario bonus) après la première mise à jour. Soit une minute après le démarrage de l'application.</text:p>
      <text:p text:style-name="P1"/>
      <text:list xml:id="list32754068" text:continue-numbering="true" text:style-name="L1">
        <text:list-item>
          <text:p text:style-name="P8">Architecture</text:p>
        </text:list-item>
      </text:list>
      <text:p text:style-name="P1"/>
      <text:list xml:id="list5465726947877814225" text:style-name="L2">
        <text:list-item>
          <text:list>
            <text:list-item>
              <text:list>
                <text:list-item>
                  <text:p text:style-name="P12">Modules</text:p>
                  <text:p text:style-name="P12"/>
                  <text:list>
                    <text:list-item>
                      <text:p text:style-name="P14">feature module</text:p>
                    </text:list-item>
                  </text:list>
                </text:list-item>
              </text:list>
            </text:list-item>
          </text:list>
        </text:list-item>
      </text:list>
      <text:p text:style-name="P11"/>
      <text:p text:style-name="P6">Ici l'application ne comprend qu'un feature module (un feature module est un module qui encapsule le code spécifique à une certaine fonctionnalités de l'application) : le module stations. Celui regroupe les fonctionnalités ayant trait au fonctionnement des stations.</text:p>
      <text:p text:style-name="P6"/>
      <text:p text:style-name="P15">Pistes d'améliorations</text:p>
      <text:p text:style-name="P6">Sur une application plus conséquentes on pourrait imaginer un feature module « user » regroupant les fonctionnalités lié au compte de l'utilistateur. Par exemple une page lui permettant de visualiser et modifier ses informations personnelles. Ou encore une feature module « retrait » permettant de retirer un vélo lorsque on se trouve à proximité d'une station. </text:p>
      <text:p text:style-name="P6"/>
      <text:p text:style-name="P6">A savoir que ce module est « lazy loadé ». C'est a dire qu'il n'est pas chargé au démarrage de l'application mais chargé lorsque l'application en a besoin (à la demande). </text:p>
      <text:p text:style-name="P6"/>
      <text:p text:style-name="P15">Pistes d'améliorations</text:p>
      <text:p text:style-name="P6">Une autre possibilité existe pour charger les modules consistant a les charger après que l'application a démarré mais avant que ceux ci soient demandés. </text:p>
      <text:p text:style-name="P6"/>
      <text:list xml:id="list32761231" text:continue-numbering="true" text:style-name="L2">
        <text:list-item>
          <text:list>
            <text:list-item>
              <text:list>
                <text:list-item>
                  <text:list>
                    <text:list-item>
                      <text:p text:style-name="P14">shared module</text:p>
                    </text:list-item>
                  </text:list>
                </text:list-item>
              </text:list>
            </text:list-item>
          </text:list>
        </text:list-item>
      </text:list>
      <text:p text:style-name="P11"/>
      <text:p text:style-name="P6">Le module « shared » a pour vocation de réunir les composants, directives et pipe qui seront utilisés par différents feature module. </text:p>
      <text:p text:style-name="P6"/>
      <text:p text:style-name="P15">Pistes d'améliorations</text:p>
      <text:p text:style-name="P6">Par exemple si le module « retrait » ou « user » évoqué plus haut avait le besoin de formater une date de la même manière que le module « stations », le pipe « formatDate » pourrait être déplacé du feature module « stations » au module « shared ». Le module « shared » serait alors importé dans chaque feature module qui en aurait besoin. </text:p>
      <text:p text:style-name="P6"/>
      <text:p text:style-name="P6">A défaut de meilleur endroit j'ai aussi intégré a ce module les composants « header » et « home » pourtant utilisé qu'une seul fois par le module « root ». On pourrait aussi créer une feature module spécifique pour ces deux composants et l'importer dans le module « root ».</text:p>
      <text:p text:style-name="P6"><text:soft-page-break/></text:p>
      <text:list xml:id="list32779842" text:continue-numbering="true" text:style-name="L2">
        <text:list-item>
          <text:list>
            <text:list-item>
              <text:list>
                <text:list-item>
                  <text:list>
                    <text:list-item>
                      <text:p text:style-name="P14">core module</text:p>
                    </text:list-item>
                  </text:list>
                </text:list-item>
              </text:list>
            </text:list-item>
          </text:list>
        </text:list-item>
      </text:list>
      <text:p text:style-name="P11"/>
      <text:p text:style-name="P6">Le « core » module a pour vocation d'accueillir tous les services (singletons) utilisées par les différents « feature » module. Par exemple un service de log, ou de gestion des erreurs. Il accueille ici le store « stations » puisque celui ci est utilisé dans le header du module « shared » et par les composants du module « stations ». Le service « stations » utilisé par le store est lui aussi dans ce module. </text:p>
      <text:p text:style-name="P6"><text:s/></text:p>
      <text:list xml:id="list32774911" text:continue-numbering="true" text:style-name="L2">
        <text:list-item>
          <text:list>
            <text:list-item>
              <text:list>
                <text:list-item>
                  <text:p text:style-name="P12">Entités</text:p>
                </text:list-item>
              </text:list>
            </text:list-item>
          </text:list>
        </text:list-item>
      </text:list>
      <text:p text:style-name="P11"/>
      <text:p text:style-name="P4"><text:span text:style-name="T1">L'application comprend plusieurs types d'entités différents.</text:span><text:span text:style-name="T2"> </text:span><text:span text:style-name="T1">Le store, deux types de service et les composants, les directives et les pipes. </text:span></text:p>
      <text:p text:style-name="P17"/>
      <text:list xml:id="list32762436" text:continue-numbering="true" text:style-name="L2">
        <text:list-item>
          <text:list>
            <text:list-item>
              <text:list>
                <text:list-item>
                  <text:list>
                    <text:list-item>
                      <text:p text:style-name="P9">le store</text:p>
                    </text:list-item>
                  </text:list>
                </text:list-item>
              </text:list>
            </text:list-item>
          </text:list>
        </text:list-item>
      </text:list>
      <text:p text:style-name="P3"/>
      <text:p text:style-name="P6">Il permet de stocker et d’interagir avec les données utilisés par l'application. Le paradigme de programmation utilisé est la programmation réactive reposant sur le design pattern Observable – observer. Seul le store « stations » peut modifier la source des données (ici un behaviorSubject privé de la classe stationsStore) et les composants consomment les changements. Le store connait aussi le service utilisé pour retirer les données de l'api.</text:p>
      <text:p text:style-name="P15"/>
      <text:list xml:id="list32783925" text:continue-numbering="true" text:style-name="L2">
        <text:list-item>
          <text:list>
            <text:list-item>
              <text:list>
                <text:list-item>
                  <text:list>
                    <text:list-item>
                      <text:p text:style-name="P9">les services</text:p>
                    </text:list-item>
                  </text:list>
                </text:list-item>
              </text:list>
            </text:list-item>
          </text:list>
        </text:list-item>
      </text:list>
      <text:p text:style-name="P3"/>
      <text:p text:style-name="P3"><text:span text:style-name="T3">Deux types de services</text:span><text:span text:style-name="T4"> </text:span><text:span text:style-name="T3">existent dans</text:span><text:span text:style-name="T1"> </text:span><text:span text:style-name="T3">cette application. Un service « stations » dialoguant avec l'api vls de vannes. Elle permet d’interroger l'api afin d'extraire les données nécessaire au fonctionnement de l'application.</text:span></text:p>
      <text:p text:style-name="P6">Au autre service « utils » permet juste de regrouper des algorithmes utiles a l'application et d'extraire cette logique des composants les rendant moins complexes et plus lisible. </text:p>
      <text:p text:style-name="P3"/>
      <text:list xml:id="list32781973" text:continue-numbering="true" text:style-name="L2">
        <text:list-item>
          <text:list>
            <text:list-item>
              <text:list>
                <text:list-item>
                  <text:list>
                    <text:list-item>
                      <text:p text:style-name="P9">les composants</text:p>
                    </text:list-item>
                  </text:list>
                </text:list-item>
              </text:list>
            </text:list-item>
          </text:list>
        </text:list-item>
      </text:list>
      <text:p text:style-name="P3"/>
      <text:p text:style-name="P6">Les deux composants « stations-list » et « details » gèrent chacun une page de l'application. Ils consomment les changements du flux de données géré par le store pour mettre à jour leur interface respectives</text:p>
      <text:p text:style-name="P6"/>
      <text:list xml:id="list32769176" text:continue-numbering="true" text:style-name="L2">
        <text:list-item>
          <text:list>
            <text:list-item>
              <text:list>
                <text:list-item>
                  <text:list>
                    <text:list-item>
                      <text:p text:style-name="P9">Les directives</text:p>
                    </text:list-item>
                  </text:list>
                </text:list-item>
              </text:list>
            </text:list-item>
          </text:list>
        </text:list-item>
      </text:list>
      <text:p text:style-name="P3"/>
      <text:p text:style-name="P6">Dans une application Angular les directives sot utilisé pour modifier le comportement d'un élément de l'application. Ici les directives « higlight-input » et « toggle-directive » gèrent le comportement et l'aspect (en l'améliorant je l’espère) des inputs de l'interface. </text:p>
      <text:p text:style-name="P6"/>
      <text:list xml:id="list32766505" text:continue-numbering="true" text:style-name="L2">
        <text:list-item>
          <text:list>
            <text:list-item>
              <text:list>
                <text:list-item>
                  <text:list>
                    <text:list-item>
                      <text:p text:style-name="P9">Les pipes</text:p>
                    </text:list-item>
                  </text:list>
                </text:list-item>
              </text:list>
            </text:list-item>
          </text:list>
        </text:list-item>
      </text:list>
      <text:p text:style-name="P2"/>
      <text:p text:style-name="P6">Dans une application Angular un pipe est utilisé pour formaté une donnée affiché à l'utilisateur. Ici le pipe « formatDate » permet de formater la date.</text:p>
      <text:p text:style-name="P6"/>
      <text:list xml:id="list32779223" text:continue-numbering="true" text:style-name="L2">
        <text:list-item>
          <text:list>
            <text:list-item>
              <text:list>
                <text:list-item>
                  <text:p text:style-name="P12"><text:soft-page-break/>Dépendances</text:p>
                </text:list-item>
              </text:list>
            </text:list-item>
          </text:list>
        </text:list-item>
      </text:list>
      <text:p text:style-name="P11"/>
      <text:p text:style-name="P6">Trois dépendances principales sont utilisé. Moment.js pour formatter la date, font-awesome pour afficher une icône en forme d'étoile pour la gestion des favoris et Toastr pour déclencher une notification.</text:p>
      <text:p text:style-name="P6"/>
      <text:list xml:id="list32771103" text:continue-numbering="true" text:style-name="L2">
        <text:list-item>
          <text:list>
            <text:list-item>
              <text:list>
                <text:list-item>
                  <text:p text:style-name="P12">Proxy</text:p>
                </text:list-item>
              </text:list>
            </text:list-item>
          </text:list>
        </text:list-item>
      </text:list>
      <text:p text:style-name="P11"/>
      <text:p text:style-name="P6">Afin de passer les limitations cors de l'api j'utilise un proxy configuré par le fichier proxy.json.</text:p>
      <text:list xml:id="list32785933" text:continue-numbering="true" text:style-name="L2">
        <text:list-item>
          <text:list>
            <text:list-item>
              <text:list>
                <text:list-item>
                  <text:list>
                    <text:list-header>
                      <text:p text:style-name="P10"/>
                    </text:list-header>
                  </text:list>
                </text:list-item>
              </text:list>
            </text:list-item>
          </text:list>
        </text:list-item>
      </text:list>
      <text:p text:style-name="P6"/>
      <text:p text:style-name="P6"/>
      <text:p text:style-name="P6"/>
      <text:p text:style-name="P6"/>
      <text:p text:style-name="P6"/>
      <text:list xml:id="list1690123152098472159" text:style-name="L3">
        <text:list-item>
          <text:list>
            <text:list-item>
              <text:list>
                <text:list-item>
                  <text:list>
                    <text:list-item>
                      <text:list>
                        <text:list-header>
                          <text:p text:style-name="P13"/>
                        </text:list-header>
                      </text:list>
                    </text:list-item>
                  </text:list>
                </text:list-item>
              </text:list>
            </text:list-item>
          </text:list>
        </text:list-item>
      </text:list>
      <text:p text:style-name="P17"/>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25T14:23:24.16</meta:creation-date>
    <dc:date>2021-09-26T12:54:25.34</dc:date>
    <meta:editing-duration>PT21H59M45S</meta:editing-duration>
    <meta:editing-cycles>10</meta:editing-cycles>
    <meta:generator>OpenOffice/4.1.7$Win32 OpenOffice.org_project/417m1$Build-9800</meta:generator>
    <meta:document-statistic meta:table-count="0" meta:image-count="0" meta:object-count="0" meta:page-count="3" meta:paragraph-count="37" meta:word-count="762" meta:character-count="4632"/>
  </office:meta>
</office:document-meta>
</file>